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style:style style:name="T2"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Junge und alte Menschen sind verchiedener in diese Generation als in fr<text:span text:style-name="T1">ü</text:span><text:span text:style-name="T2">here Generationen, wegen der Entwicklungen in die Technik. Viel hat in die letzen zehn oder zwanzig Jahren ver</text:span><text:span text:style-name="T1">ändert. Zum Beispiel, das Internet ist eine ganze neue Erfindung. Älteren Menschen hatten das nicht als Kinder, aber ihre Kinder hatten immer das Internet. Diese Verschiedung macht die Kommunikation zwischen junge und alte Leute manchmal schwer, aber nicht immer. Es gibt ein paar junge Leute, die möchten nicht simsen, und es gibt ein paar alte Leute, die simsen gern. Beide Generationen können die Kommunikationsmittel der Anderer besser kennen lernen. Bessere Kommunikation kommt nur mit ein bisschen Arbeit von beiden Generationen. Kommunikation zwischen Generationen kann schwierig sein, aber sie ist wichtig.</text:span></text:p>
      <text:p text:style-name="Standard"><text:span text:style-name="T1"><text:tab/>Die Ideale zwischen Generationen haben auch viel verändert. Die neue Generationen sind gesamt liberaler als die Alten. Es ist bekannt dass junge Leute wählen die Linkspartei öfter, und alte Leute wählen die Rechtspartei öfter. Diese Verschiedungen in Ideale machen Kommunikation zwischen Generationen manchmal schwer. Beide Generationen mögen auch verschiedene Dinge und können nicht oft über gemeinsame Interessen sprechen. Zum Beispiel, viele Leute in die neue Generation spielen Videospielen oder Computerspielen aber fast keine Leute in ältere Generationen spielen die. Es gibt auch gemeinsame Interessen, aber die Generationen haben oft verschiedene Meinungen dan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19T20:31:11.29</meta:creation-date>
    <dc:date>2015-11-19T22:34:03.24</dc:date>
    <dc:creator>Robert Ritchie</dc:creator>
    <meta:editing-duration>PT16M50S</meta:editing-duration>
    <meta:editing-cycles>2</meta:editing-cycles>
    <meta:generator>OpenOffice/4.1.1$Win32 OpenOffice.org_project/411m6$Build-9775</meta:generator>
    <meta:document-statistic meta:table-count="0" meta:image-count="0" meta:object-count="0" meta:page-count="1" meta:paragraph-count="2" meta:word-count="210" meta:character-count="1470"/>
  </office:meta>
</office:document-meta>
</file>